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 de grupo / Numero</text:p>
      <text:p text:style-name="Standard"/>
      <text:p text:style-name="Standard"/>
      <text:p text:style-name="Standard">Campos Catelin, Rodrigo</text:p>
      <text:p text:style-name="Standard">rodrigo@sdfg.com.ar</text:p>
      <text:p text:style-name="Standard">561/06</text:p>
      <text:p text:style-name="Standard"/>
      <text:p text:style-name="Standard">Roca, Francisco</text:p>
      <text:p text:style-name="Standard"><text:a xlink:type="simple" xlink:href="mailto:fcisco@gmail.com">fcisco@gmail.com</text:a></text:p>
      <text:p text:style-name="Standard">188/06</text:p>
      <text:p text:style-name="Standard"/>
      <text:p text:style-name="Standard"/>
      <text:p text:style-name="Standard">Introducción</text:p>
      <text:p text:style-name="Standard">Este trabajo consiste en un análisis comparativo entre implementaciones en C y en ASM de varios algoritmos con el fin de determinar la conveniencia del procesamiento en paralelo por ciclo de procesamiento (SIMD). Los algoritmos son aplicaciones los operadores de Roberts, Prewitt, Sobel y Frei-Chen para la detección de bordes en imágenes, y también 2 algoritmos de conversión a escala de grises. En particular, se trabajo con la arquitectura IA-32 de Intel, que implementa el procesamiento en paralelo.</text:p>
      <text:p text:style-name="Standard"/>
      <text:p text:style-name="Standard">Desarrollo</text:p>
      <text:p text:style-name="Standard"/>
      <text:p text:style-name="Standard">Rober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 </meta:initial-creator>
    <meta:creation-date>2011-05-07T12:07:43</meta:creation-date>
    <meta:document-statistic meta:table-count="0" meta:image-count="0" meta:object-count="0" meta:page-count="1" meta:paragraph-count="11" meta:word-count="95" meta:character-count="641"/>
    <dc:date>2011-05-07T12:51:27</dc:date>
    <dc:creator>Fran </dc:creator>
    <meta:editing-duration>PT13M16S</meta:editing-duration>
    <meta:editing-cycles>1</meta:editing-cycles>
    <meta:generator>LibreOffice/3.3$Linux LibreOffice_project/330m19$Build-202</meta:generator>
  </office:meta>
</office:document-meta>
</file>